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00c" officeooo:paragraph-rsid="001fb00c"/>
    </style:style>
    <style:style style:name="P2" style:family="paragraph" style:parent-style-name="Standard">
      <style:text-properties style:font-name="Liberation Serif" style:text-underline-style="none"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1dfe37" officeooo:paragraph-rsid="001dfe37"/>
    </style:style>
    <style:style style:name="P4" style:family="paragraph" style:parent-style-name="Standard">
      <style:text-properties style:font-name="Liberation Serif" officeooo:rsid="001fb00c" officeooo:paragraph-rsid="001fb00c"/>
    </style:style>
    <style:style style:name="T1" style:family="text">
      <style:text-properties officeooo:rsid="001dfe37"/>
    </style:style>
    <style:style style:name="T2" style:family="text">
      <style:text-properties officeooo:rsid="001fb00c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222222" loext:opacity="100%" fo:font-size="12pt" fo:letter-spacing="normal" fo:font-style="normal" fo:font-weight="normal" officeooo:rsid="002115bd"/>
    </style:style>
    <style:style style:name="T6" style:family="text">
      <style:text-properties style:font-name="Liberation Serif"/>
    </style:style>
    <style:style style:name="T7" style:family="text">
      <style:text-properties officeooo:rsid="00211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The Mars One project</text:span></text:p>
      <text:p text:style-name="P2"><text:tab/><text:tab/><text:tab/><text:tab/><text:span text:style-name="T1">A one way trip to nowhere…</text:span></text:p>
      <text:p text:style-name="P2"/>
      <text:p text:style-name="P3"><text:tab/>Bas Landsorp is a Dutch entrepreneur who came up with the idea of the “Mars One” project when he was still a student.</text:p>
      <text:p text:style-name="P3">He was convinced that his project would soon lead to the establishment of the first permanent human settlement on Mars and, to achieve this goal, he devised a very unusual and surprising business solution.</text:p>
      <text:p text:style-name="P3"/>
      <text:p text:style-name="P3"><text:tab/>Some people got very enthusiastic about the project, there were lots of people <text:span text:style-name="T2">who applied to join Mars One and even more people who said it was a crazy idea…</text:span></text:p>
      <text:p text:style-name="P4">The project soon revealed itself to be a failure and the idea was abandoned.</text:p>
      <text:p text:style-name="P4"><text:tab/>If you want to discover more about the project, here are a few links that you might find interesting:</text:p>
      <text:p text:style-name="P4"/>
      <text:p text:style-name="P1"><text:a xlink:type="simple" xlink:href="https://en.wikipedia.org/wiki/Bas_Lansdorp#Mars_One" text:style-name="Internet_20_link" text:visited-style-name="Visited_20_Internet_20_Link"><text:span text:style-name="T6">https://en.wikipedia.org/wiki/Bas_Lansdorp#Mars_One</text:span></text:a></text:p>
      <text:p text:style-name="P1"><text:a xlink:type="simple" xlink:href="https://news.mit.edu/2014/technical-feasibility-mars-one-1014" text:style-name="Internet_20_link" text:visited-style-name="Visited_20_Internet_20_Link"><text:span text:style-name="T6">https://news.mit.edu/2014/technical-feasibility-mars-one-1014</text:span></text:a></text:p>
      <text:p text:style-name="P1"><text:a xlink:type="simple" xlink:href="https://www.forbes.com/sites/jonathanocallaghan/2019/02/11/goodbye-mars-one-the-fake-mission-to-mars-that-fooled-the-world/" text:style-name="Internet_20_link" text:visited-style-name="Visited_20_Internet_20_Link"><text:span text:style-name="T6">https://www.forbes.com/sites/jonathanocallaghan/2019/02/11/goodbye-mars-one-the-fake-mission-to-mars-that-fooled-the-world/</text:span></text:a></text:p>
      <text:p text:style-name="P4"/>
      <text:p text:style-name="P4"><text:tab/>Whether serious or not (we might never know), Bas Landsorp was at least very convincing when he explained in a Ted Talk why people might want to go to Mars…</text:p>
      <text:p text:style-name="P4">And this is the only point that we will consider in his presentation.</text:p>
      <text:p text:style-name="P4"/>
      <text:p text:style-name="P4">Here is a link to his Ted Talk:</text:p>
      <text:p text:style-name="P4"/>
      <text:p text:style-name="P1"><text:a xlink:type="simple" xlink:href="https://www.youtube.com/watch?v=qnWcYnyvkBo&amp;ab_channel=TEDxTalks" text:style-name="Internet_20_link" text:visited-style-name="Visited_20_Internet_20_Link"><text:span text:style-name="T6">https://www.youtube.com/watch?v=qnWcYnyvkBo&amp;ab_channel=TEDxTalks</text:span></text:a></text:p>
      <text:p text:style-name="P4"/>
      <text:p text:style-name="P4">Please watch the beginning of the presentation and answer those few questions:</text:p>
      <text:p text:style-name="P4"/>
      <text:p text:style-name="P4"><text:span text:style-name="T4">1) Why should we organize a mission to Mars ?</text:span><text:line-break/><text:span text:style-name="T4">2) If we found life on Mars, what would it prove according to Bas Lansdorp ?</text:span><text:line-break/><text:span text:style-name="T4">3) What would be the message sent to the world ?</text:span><text:line-break/><text:span text:style-name="T4">4) To our children ?</text:span><text:line-break/><text:span text:style-name="T4">5) What was Bas Lan</text:span><text:span text:style-name="T5">sd</text:span><text:span text:style-name="T4">orp’sinspiration for this project ?</text:span><text:line-break/><text:span text:style-name="T4">6) What is the main problem faced by this mission ?</text:span><text:line-break/><text:span text:style-name="T4">7) What is Bas Lansdorp’s solution ?</text:span><text:line-break/><text:span text:style-name="T4">8) What is his aim ?</text:span></text:p>
      <text:p text:style-name="P4"/>
      <text:p text:style-name="P4">Give your opinion on what Bas Lans<text:span text:style-name="T7">d</text:span>orp is saying and give your personal views on <text:span text:style-name="T7">Mars One, </text:span>Space <text:span text:style-name="T7">exploration and Space conquest in general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0:29:52.666642627</meta:creation-date>
    <dc:date>2023-10-02T11:15:09.139779322</dc:date>
    <meta:editing-duration>PT34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96" meta:character-count="1846" meta:non-whitespace-character-count="1555"/>
  </office:meta>
</office:document-meta>
</file>